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YAFdJjbTu24 1" svg:font-family="'YAFdJjbTu24 1', fb, auto"/>
  </office:font-face-decls>
  <office:automatic-styles>
    <style:style style:name="P1" style:family="paragraph" style:parent-style-name="Standard">
      <style:text-properties officeooo:rsid="00035a26" officeooo:paragraph-rsid="00035a26"/>
    </style:style>
    <style:style style:name="P2" style:family="paragraph" style:parent-style-name="Standard">
      <style:text-properties officeooo:paragraph-rsid="00035a26"/>
    </style:style>
    <style:style style:name="P3" style:family="paragraph" style:parent-style-name="Standard">
      <style:text-properties fo:color="#c9211e" loext:opacity="100%" officeooo:rsid="00035a26" officeooo:paragraph-rsid="00035a26"/>
    </style:style>
    <style:style style:name="T1" style:family="text">
      <style:text-properties officeooo:rsid="00035a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que slide sera enregistré séparément puis monter en une vidéo de présentation finale.</text:p>
      <text:p text:style-name="P1"/>
      <text:p text:style-name="P3">Corriger les fautes dans les slides</text:p>
      <text:p text:style-name="P1"/>
      <text:p text:style-name="P1">Slide 1 : Bonjour et bienvenu pour la présentation de mon cours d’informatique.</text:p>
      <text:p text:style-name="P1"/>
      <text:p text:style-name="P2"><text:span text:style-name="T1">Slide 2 : </text:span>Nous allons parler de tout ce qu’il y’a dans un ordinateur, <text:span text:style-name="T1">ses composants, des systèmes d’exploitation. Ensuite nous parlerons</text:span> <text:span text:style-name="T1">d</text:span>’internet et des navigateur<text:span text:style-name="T1">s</text:span>. <text:span text:style-name="T1">Pour finir</text:span> nous allons parler de <text:span text:style-name="T1">la conception</text:span> <text:span text:style-name="T1">d’</text:span>une page internet.</text:p>
      <text:p text:style-name="P1"/>
      <text:p text:style-name="P1">Slide 3 : Voici comment ma présentation va se dérouler, nous irons des bases d’un ordinateur jusqu’à Internet, ce gigantesque réseau international d’ordinateurs connectés.</text:p>
      <text:p text:style-name="P3"/>
      <text:p text:style-name="P1">Slide 4 : Un ordinateur, c’est avant tout des composants. De manière générale on trouve : </text:p>
      <text:p text:style-name="P1">- une carte mère pour assembler tous les composants</text:p>
      <text:p text:style-name="P1">- un disque dur pour stocker le système et les données</text:p>
      <text:p text:style-name="P1">- un processeur qui effectue les calculs</text:p>
      <text:p text:style-name="P1">- une carte graphique qui effectue les calculs graphique</text:p>
      <text:p text:style-name="P1">- de la mémoire RAM qui permet à stock les données en cours de traitement</text:p>
      <text:p text:style-name="P1">- un système de refroidissement car un ordinateur chauffe beaucoup !</text:p>
      <text:p text:style-name="P1"/>
      <text:p text:style-name="P1">La liste est encore longue mais j’ai donné les principaux composants…</text:p>
      <text:p text:style-name="P1"/>
      <text:p text:style-name="P1">Slide 5 : Pour utiliser un ordinateur de manière normale il est essentiel d’avoir un système d’exploitation, il en existe 3 principaux : </text:p>
      <text:p text:style-name="P1">- Windows développer par microsoft</text:p>
      <text:p text:style-name="P1">- Mac Os développé par Apple</text:p>
      <text:p text:style-name="P1">- Linux est maintenu par une communauté de développeurs</text:p>
      <text:p text:style-name="P1"/>
      <text:p text:style-name="P1">Chacun dispose d’une interface et de fonctionnalités spécifiques, Windows et Mac os sont des systèmes grand public alors que Linux est d’avantage conçu pour les spécialistes.</text:p>
      <text:p text:style-name="P1"/>
      <text:p text:style-name="P1">Slide 6 : Dans un système, on trouve le gestionnaire des tâches, c’est un tableau de bord qui contient des informations sur ce qu’il se passe dans la machine. On peut connaître les processus en cours d’exécution, ce sont les programmes qu’ont peut voir comme l’antivirus, google chrome, libre office mais également des programmes d’arrière plan qu’on ne voit pas mais qui permettent au système de fonctionner. Il y a également un onglet performance où on peut trouver les graphique de consommation de la mémoire RAM, du processeur ou de la carte graphique de l’ordinateur.</text:p>
      <text:p text:style-name="P1"/>
      <text:p text:style-name="P1">Slide 7 : Parlons maintenant d’Internet, pour le parcours, il faut avoir installé préalablement un navigateur internet. C’est un logiciel qui permet à un ordinateur de parcourir les pages web afin d’échanger des informations, de consulter des sites d’information, d’effectuer des achats ou encore de regarder des vidéos… Les principaux navigateurs sont : </text:p>
      <text:p text:style-name="P1">- Firefox développer par mozilla</text:p>
      <text:p text:style-name="P1">- Google chrome développé par Google</text:p>
      <text:p text:style-name="P1">- Edge développé par Microsoft</text:p>
      <text:p text:style-name="P1">- Safari développé par Apple</text:p>
      <text:p text:style-name="P1"/>
      <text:p text:style-name="P1">Comme les systèmes d’exploitation, les navigateurs disposent chacun de leur interface et de leurs fonctionnalités plus ou moins spécifique. De manière générale il permettent de faire la même chose, naviguer sur internet. On peut préciser que Mozilla est un navigateur qui porte des valeurs de respect de la vie privée des utilisateurs du web.</text:p>
      <text:p text:style-name="P1"><text:soft-page-break/>Slide 8 : Grâce à mon navigateur Internet j’ai pu : </text:p>
      <text:p text:style-name="P1">- Faire des recherches pour apprendre à réaliser cette présentation</text:p>
      <text:p text:style-name="P1">- M’amuser en apprenant les danger d’internet avec l’application Interland</text:p>
      <text:p text:style-name="P1">- Réaliser et tester ma première page Internet !</text:p>
      <text:p text:style-name="P1"/>
      <text:p text:style-name="P1">Slide 9 : Enfin le navigateur Internet est équipé d’un console qui est un outil de développement, il me permet de : </text:p>
      <text:p text:style-name="P1">- Consulter le code source d’une page et de le modifier dans mon navigateur.</text:p>
      <text:p text:style-name="P1">- Consulter les erreurs de script et détecter des erreurs dans le chargement de ma page.</text:p>
      <text:p text:style-name="P1">- Contrôler les échanges de requête entre mon navigateur et les serveurs.</text:p>
      <text:p text:style-name="P1"/>
      <text:p text:style-name="P1">Pour développer une page Internet j’ai utilisé le logiciel Visual Code afin de : </text:p>
      <text:p text:style-name="P1">- Coder ma page</text:p>
      <text:p text:style-name="P1">- J’ai développé ma page en HTML</text:p>
      <text:p text:style-name="P1">- J’ai également réalisé quelques lignes de Javascript</text:p>
      <text:p text:style-name="P1">- Avec ses quelques bases j’ai réalisé envisager une petite application. (insérer une vidéo de la page interactive).</text:p>
      <text:p text:style-name="P1"/>
      <text:p text:style-name="P1">Slide 10 : Et voilà c’est déjà la fin de ma présentation, je suis très content de vous avoir montré tout ça, blablabla là Félix c’est à toi d’improvis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YAFdJjbTu24 1" svg:font-family="'YAFdJjbTu24 1', fb, au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7T21:09:27.267233496</meta:creation-date>
    <dc:date>2025-06-07T21:43:32.220768326</dc:date>
    <meta:editing-duration>PT34M5S</meta:editing-duration>
    <meta:editing-cycles>1</meta:editing-cycles>
    <meta:document-statistic meta:table-count="0" meta:image-count="0" meta:object-count="0" meta:page-count="2" meta:paragraph-count="39" meta:word-count="659" meta:character-count="3980" meta:non-whitespace-character-count="3354"/>
    <meta:generator>LibreOffice/7.5.1.2$MacOSX_AARCH64 LibreOffice_project/fcbaee479e84c6cd81291587d2ee68cba099e129</meta:generator>
  </office:meta>
</office:document-meta>
</file>